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2c19d" officeooo:paragraph-rsid="0002c1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have written the codes as shown in UML diagram but there are some problems that I still have <text:s/>such as:</text:p>
      <text:p text:style-name="P1"/>
      <text:p text:style-name="P1">1) the pdf is asking to_string function to be virtual, what is that about ?</text:p>
      <text:p text:style-name="P1">2) And, pdf says sth about&lt;&lt; operatir. So, look into tha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05:31:08.968766813</meta:creation-date>
    <meta:generator>LibreOffice/6.0.7.3$Linux_X86_64 LibreOffice_project/00m0$Build-3</meta:generator>
    <dc:date>2020-03-21T05:33:36.624541547</dc:date>
    <meta:editing-duration>PT2M32S</meta:editing-duration>
    <meta:editing-cycles>1</meta:editing-cycles>
    <meta:document-statistic meta:table-count="0" meta:image-count="0" meta:object-count="0" meta:page-count="1" meta:paragraph-count="3" meta:word-count="47" meta:character-count="237" meta:non-whitespace-character-count="192"/>
  </office:meta>
</office:document-meta>
</file>